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ans-serif"/>
    <style:font-face style:name="Chalkboard" svg:font-family="Chalkboar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75705" style:text-line-through-style="none" style:text-line-through-type="none" style:font-name="Chalkboard" fo:font-size="9.75pt" fo:letter-spacing="normal" fo:font-style="normal" style:text-underline-style="none" fo:font-weight="normal" style:text-blinking="false"/>
    </style:style>
    <style:style style:name="P3"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75705" style:text-line-through-style="none" style:text-line-through-type="none" style:font-name="Chalkboard" fo:font-size="10pt" fo:letter-spacing="normal" fo:font-style="normal" style:text-underline-style="none" fo:font-weight="normal" style:text-blinking="false"/>
    </style:style>
    <style:style style:name="P4"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075705" style:text-line-through-style="none" style:text-line-through-type="none" fo:letter-spacing="normal" style:text-underline-style="none" style:text-blinking="false"/>
    </style:style>
    <style:style style:name="P5" style:family="paragraph" style:parent-style-name="Text_20_body">
      <style:paragraph-properties fo:margin-left="0in" fo:margin-right="0in" fo:text-indent="0.5in" style:auto-text-indent="false"/>
    </style:style>
    <style:style style:name="P6" style:family="paragraph" style:parent-style-name="Text_20_body">
      <style:paragraph-properties fo:margin-left="0in" fo:margin-right="0in" fo:margin-top="0in" fo:margin-bottom="0in" loext:contextual-spacing="false" fo:text-indent="0.5in" style:auto-text-indent="false"/>
      <style:text-properties fo:font-variant="normal" fo:text-transform="none" fo:color="#075705" style:text-line-through-style="none" style:text-line-through-type="none" style:font-name="Chalkboard" fo:font-size="10pt" fo:letter-spacing="normal" fo:font-style="normal" style:text-underline-style="none" fo:font-weight="normal" style:text-blinking="false"/>
    </style:style>
    <style:style style:name="P7" style:family="paragraph" style:parent-style-name="Text_20_body">
      <style:paragraph-properties fo:margin-left="0in" fo:margin-right="0in" fo:margin-top="0in" fo:margin-bottom="0in" loext:contextual-spacing="false" fo:text-indent="0.5in" style:auto-text-indent="false"/>
      <style:text-properties fo:font-variant="normal" fo:text-transform="none" fo:color="#075705" style:text-line-through-style="none" style:text-line-through-type="none" fo:letter-spacing="normal" style:text-underline-style="none" style:text-blinking="false"/>
    </style:style>
    <style:style style:name="T1" style:family="text">
      <style:text-properties style:text-position="33% 80%"/>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style:font-name="Chalkboard" fo:font-size="10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llo All,</text:p>
      <text:p text:style-name="Text_20_body">I just responded an email from a student regarding HW#9.  I quoted the major part of my response that is not particularly related to this student's program/question below and hopefully it would be helpful to you for a better understanding to the requirements as well.</text:p>
      <text:p text:style-name="Text_20_body"><text:span text:style-name="Strong_20_Emphasis">Q</text:span>: 0 3 10 // only ONE of this or the next line needs to be included in the topo.txt file</text:p>
      <text:p text:style-name="Text_20_body">3 0 10 // only ONE of this or the above line needs to be included in the topo.txt file</text:p>
      <text:p text:style-name="P1">What if duplicate entires exist in the topo.txt. </text:p>
      <text:p text:style-name="P2">Zhu&gt; That’s right.  I didn’t require any validation for duplicate entries in order to simply the requirements, which provides some flexibility.  So 1) my topo.txt file will not include any duplicate entry; 2) yes, your program does not need to validate whether duplicate extries exist; 3) if there is any duplicate entry with a different cost, as long as your program writes every entry to both elements in the cost matrix as what should be done, e.g., doing C[0]=10 and C[3]=10 while reading “0.  3.  10”, then the later duplicate will replace the eariler one.</text:p>
      <text:p text:style-name="Text_20_body"><text:span text:style-name="Strong_20_Emphasis">Q2</text:span>: The print in Steps 3 &amp; 4:</text:p>
      <text:p text:style-name="P3">Zhu&gt; NOwhere in this assignments asks a student's program to display the entire least-cost path (shortest-path) to any destination node/router. </text:p>
      <text:p text:style-name="P3">1) The videos for this week cover Steps 1, 2, and 3, i.e., the Dijkstra’s algorithm.  For Step 3, the requirement is to “at the end of <text:span text:style-name="T2">Initialization</text:span>and <text:span text:style-name="T3">each</text:span> iteration of the <text:span text:style-name="T2">Loop</text:span>, diplay the Set N’, the Set Y’, the Distance Vector D[], (i.e., D[1], D[2], D[n-1]), the Predecessor Vector P[], (i.e., P[1], P[2], …, P[n-1]).”  It is exactly what I wrote during the lecture in the in-class notes for the initialization step, 1<text:span text:style-name="T1">st</text:span>, 2<text:span text:style-name="T1">nd</text:span>, or 3<text:span text:style-name="T1">rd</text:span> iteration.  So, for example, of course the values are just made up numbers,</text:p>
      <text:p text:style-name="P4">          <text:span text:style-name="T4">Initialization: …</text:span></text:p>
      <text:p text:style-name="P4">          …</text:p>
      <text:p text:style-name="P4">          <text:span text:style-name="T4">1st iteration: …</text:span></text:p>
      <text:p text:style-name="P4">          …</text:p>
      <text:p text:style-name="P6">2nd iteration: N’ = {V0, V3, V1},</text:p>
      <text:p text:style-name="P7">          <text:span text:style-name="T4">Y’ = {(v0, v3), (V3, V1)},</text:span></text:p>
      <text:p text:style-name="P4">                   <text:span text:style-name="T4">D[1] = 8, D[2] = infinite, D[3] = 5, D[4] = 10, D[5] = infinite</text:span></text:p>
      <text:p text:style-name="P4">                   <text:span text:style-name="T4">P[1] = v3, p[2] = -, p[3] = v0, p[4] = v0, p[5] = -</text:span></text:p>
      <text:p text:style-name="P4">          …</text:p>
      <text:p text:style-name="P3">3) the video for the upcoming Monday covers Step 4, i.e., generating the forwarding table only using the info recorded in P[], which is one of the calculation results of the Dijkstra’s algorithm.  This Step 4 requires your program to print the forwarding table which only include the outgoing <text:span text:style-name="T3">Link</text:span> (not all the <text:span text:style-name="T3">Links</text:span> on the shortest path) for every destination node/router.  An example of the forwarding table is discussed in the video and shown in bottom left region of the Slide titled “Dijkstra’s algorithm: another example (cont.)”.  It is important NOT to include all the links in the path since the forwarding table on a router does NOT include such info and a router cannot decide how its neighbering/next-hop router is going to forward an IP datagram, even if the routing algorithm has the capability of calculating the entire path.  So for Step 4, corresponding to the above print example, this program should print something like below, where the “…” needs to be replace by an actual node ID.</text:p>
      <text:p text:style-name="P6">Destination               Link</text:p>
      <text:p text:style-name="P6">V1                          (V0, V3)</text:p>
      <text:p text:style-name="P6">V2                          (V0, …)</text:p>
      <text:p text:style-name="P6"><text:soft-page-break/>V3                          (V0, V3)</text:p>
      <text:p text:style-name="P6">V4                          (V0, …)</text:p>
      <text:p text:style-name="P6">V5                          (V0, …)</text:p>
      <text:p text:style-name="P5">Best,</text:p>
      <text:p text:style-name="Text_20_body">Dr. Zhu</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ans-serif"/>
    <style:font-face style:name="Chalkboard" svg:font-family="Chalkboard"/>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25T13:10:16.150166599</meta:creation-date>
    <dc:date>2020-04-25T13:12:29.076342452</dc:date>
    <meta:editing-duration>PT2M14S</meta:editing-duration>
    <meta:editing-cycles>1</meta:editing-cycles>
    <meta:document-statistic meta:table-count="0" meta:image-count="0" meta:object-count="0" meta:page-count="2" meta:paragraph-count="27" meta:word-count="551" meta:character-count="3277" meta:non-whitespace-character-count="2502"/>
    <meta:generator>LibreOffice/6.3.3.2$Linux_X86_64 LibreOffice_project/30$Build-2</meta:generator>
  </office:meta>
</office:document-meta>
</file>